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86cm" fo:min-width="4.08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7.004cm"/>
      <style:paragraph-properties style:writing-mode="lr-tb"/>
    </style:style>
    <style:style style:name="gr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5cm" fo:min-width="3.92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00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47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477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7.751cm" fo:min-width="12.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6.862cm" fo:min-width="12.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2.038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63cm" fo:min-width="1.9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9cm" fo:min-width="2.92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9cm" fo:min-width="3.253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5.34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2.845cm" fo:min-width="5.742cm"/>
      <style:paragraph-properties style:writing-mode="lr-tb"/>
    </style:style>
    <style:style style:name="gr22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267cm" fo:min-width="6.272cm"/>
      <style:paragraph-properties style:writing-mode="lr-tb"/>
    </style:style>
    <style:style style:name="gr2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978cm" fo:min-width="6.305cm"/>
      <style:paragraph-properties style:writing-mode="lr-tb"/>
    </style:style>
    <style:style style:name="gr2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978cm" fo:min-width="6.339cm"/>
      <style:paragraph-properties style:writing-mode="lr-tb"/>
    </style:style>
    <style:style style:name="gr2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3.556cm" fo:min-width="6.623cm"/>
      <style:paragraph-properties style:writing-mode="lr-tb"/>
    </style:style>
    <style:style style:name="gr2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423cm" fo:min-width="7.118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2.929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67cm" fo:min-width="3.374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67cm" fo:min-width="3.357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062cm" fo:min-width="8.302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2.837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7.114cm" fo:min-width="6.86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4.882cm" fo:min-width="4.63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2.597cm" fo:min-width="2.347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11cm" fo:min-width="2.898cm"/>
      <style:paragraph-properties style:writing-mode="lr-tb"/>
    </style:style>
    <style:style style:name="gr3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11cm" fo:min-width="1.8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97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58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6.919cm"/>
      <style:paragraph-properties style:writing-mode="lr-tb"/>
    </style:style>
    <style:style style:name="gr4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03cm" fo:min-width="5.153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306cm" fo:min-width="5.851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25cm" fo:min-width="5.153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65cm" fo:min-width="5.851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48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703cm" fo:min-width="5.153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3.306cm" fo:min-width="5.851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2.125cm" fo:min-width="5.153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2.365cm" fo:min-width="5.851cm" fo:padding-top="0.165cm" fo:padding-bottom="0.165cm" fo:padding-left="0.29cm" fo:padding-right="0.29cm"/>
      <style:paragraph-properties style:writing-mode="lr-tb"/>
    </style:style>
    <style:style style:name="gr52" style:family="graphic" style:parent-style-name="objectwithoutfill">
      <style:graphic-properties svg:stroke-width="0.081cm" svg:stroke-color="#ffffff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206cm" fo:min-width="4.004cm" fo:padding-top="0.165cm" fo:padding-bottom="0.165cm" fo:padding-left="0.29cm" fo:padding-right="0.29cm"/>
      <style:paragraph-properties style:writing-mode="lr-tb"/>
    </style:style>
    <style:style style:name="gr54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1cm" svg:stroke-color="#f4792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style:paragraph-properties fo:text-align="center" style:writing-mode="lr-tb"/>
      <style:text-properties fo:font-size="14pt"/>
    </style:style>
    <style:style style:name="P15" style:family="paragraph">
      <loext:graphic-properties draw:fill-color="#ff972f"/>
      <style:paragraph-properties fo:text-align="center" style:writing-mode="lr-tb"/>
      <style:text-properties fo:font-size="1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 style:writing-mode="lr-tb"/>
      <style:text-properties style:font-name="Roboto"/>
    </style:style>
    <style:style style:name="P20" style:family="paragraph">
      <loext:graphic-properties draw:fill-color="#000000"/>
      <style:paragraph-properties fo:text-align="center" style:writing-mode="lr-tb"/>
      <style:text-properties style:font-name="Roboto"/>
    </style:style>
    <style:style style:name="P21" style:family="paragraph">
      <loext:graphic-properties draw:fill="solid" draw:fill-color="#000000"/>
      <style:paragraph-properties fo:text-align="center"/>
      <style:text-properties style:font-name="Roboto"/>
    </style:style>
    <style:style style:name="P22" style:family="paragraph">
      <style:text-properties fo:color="#ffffff" loext:opacity="100%" style:font-name="Roboto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style:font-name="Roboto"/>
    </style:style>
    <style:style style:name="P24" style:family="paragraph">
      <loext:graphic-properties draw:fill="solid"/>
      <style:paragraph-properties fo:text-align="center"/>
      <style:text-properties fo:color="#ffffff" loext:opacity="100%"/>
    </style:style>
    <style:style style:name="P25" style:family="paragraph">
      <style:text-properties fo:color="#ffffff" loext:opacity="100%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27" style:family="paragraph">
      <style:text-properties fo:color="#ffffff" loext:opacity="100%" fo:font-size="12pt" style:font-size-asian="12pt" style:font-size-complex="12pt"/>
    </style:style>
    <style:style style:name="P28" style:family="paragraph">
      <loext:graphic-properties draw:fill="none" draw:fill-color="#ffffff"/>
      <style:text-properties fo:color="#ffffff" loext:opacity="100%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svg:x="1.032cm" svg:y="3.064cm">
          <draw:glue-point draw:id="4" svg:x="4.5cm" svg:y="-3.75cm"/>
          <draw:glue-point draw:id="5" svg:x="-2.5cm" svg:y="-5cm"/>
          <text:p text:style-name="P1">Requirements<text:line-break/>engineer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032cm" svg:x="8.033cm" svg:y="3.065cm">
          <text:p text:style-name="P1">Requirements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08cm" svg:height="2.032cm" svg:x="15.034cm" svg:y="3.066cm">
          <draw:glue-point draw:id="4" svg:x="4.437cm" svg:y="-3.759cm"/>
          <draw:glue-point draw:id="5" svg:x="-2.312cm" svg:y="-5.004cm"/>
          <text:p text:style-name="P1">Design and<text:line-break/>implement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112cm" svg:y1="4.08cm" svg:x2="8.033cm" svg:y2="4.081cm" draw:start-shape="id1" draw:start-glue-point="1" draw:end-shape="id2" svg:d="M6112 4080l1921 1" svg:viewBox="0 0 1922 2">
          <text:p/>
        </draw:connector>
        <draw:connector draw:style-name="gr2" draw:text-style-name="P3" draw:layer="layout" draw:type="line" svg:x1="13.113cm" svg:y1="4.081cm" svg:x2="15.034cm" svg:y2="4.082cm" draw:start-shape="id2" draw:start-glue-point="1" draw:end-shape="id3" draw:end-glue-point="3" svg:d="M13113 4081l1921 1" svg:viewBox="0 0 1922 2">
          <text:p/>
        </draw:connector>
        <draw:connector draw:style-name="gr2" draw:text-style-name="P3" draw:layer="layout" draw:type="curve" draw:line-skew="0.769cm" svg:x1="17.574cm" svg:y1="5.098cm" svg:x2="3.572cm" svg:y2="5.096cm" draw:start-shape="id3" draw:start-glue-point="2" draw:end-shape="id1" draw:end-glue-point="2" svg:d="M17574 5098c0 1966-14002 1967-14002-2" svg:viewBox="0 0 14003 1478">
          <text:p/>
        </draw:connector>
        <draw:connector draw:style-name="gr2" draw:text-style-name="P3" draw:layer="layout" draw:type="curve" draw:line-skew="-0.328cm" svg:x1="5.858cm" svg:y1="3.318cm" svg:x2="2.302cm" svg:y2="3.064cm" draw:start-shape="id1" draw:start-glue-point="4" draw:end-shape="id1" draw:end-glue-point="5" svg:d="M5858 3318c0-1684-3556-1557-3556-254" svg:viewBox="0 0 3557 1249">
          <text:p/>
        </draw:connector>
        <draw:connector draw:style-name="gr2" draw:text-style-name="P3" draw:layer="layout" draw:type="curve" draw:line-skew="-0.33cm" svg:x1="19.827cm" svg:y1="3.319cm" svg:x2="16.4cm" svg:y2="3.066cm" draw:start-shape="id3" draw:start-glue-point="4" draw:end-shape="id3" draw:end-glue-point="5" svg:d="M19827 3319c0-1686-3427-1559-3427-253" svg:viewBox="0 0 3428 1250">
          <text:p/>
        </draw:connector>
        <draw:frame draw:style-name="gr3" draw:text-style-name="P5" draw:layer="layout" svg:width="6.695cm" svg:height="1.673cm" svg:x="7.314cm" svg:y="6.674cm">
          <draw:text-box>
            <text:p text:style-name="P4">Requirements change<text:line-break/>requests</text:p>
          </draw:text-box>
        </draw:frame>
        <draw:frame draw:style-name="gr4" draw:text-style-name="P6" draw:layer="layout" svg:width="7.504cm" svg:height="0.962cm" svg:x="1.159cm" svg:y="0.732cm">
          <draw:text-box>
            <text:p>Plan-based development</text:p>
          </draw:text-box>
        </draw:frame>
        <draw:custom-shape draw:style-name="gr1" draw:text-style-name="P2" xml:id="id4" draw:id="id4" draw:layer="layout" svg:width="5.08cm" svg:height="2.032cm" svg:x="3.033cm" svg:y="11.065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quirements<text:line-break/>engineer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08cm" svg:height="2.032cm" svg:x="12.034cm" svg:y="11.066cm">
          <draw:glue-point draw:id="4" svg:x="4.5cm" svg:y="-3.75cm"/>
          <draw:glue-point draw:id="5" svg:x="-2.5cm" svg:y="-5cm"/>
          <draw:glue-point draw:id="6" svg:x="2.842cm" svg:y="4.995cm"/>
          <text:p text:style-name="P1">Design and<text:line-break/>implement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-0.518cm" svg:x1="7.127cm" svg:y1="11.065cm" svg:x2="13.304cm" svg:y2="11.066cm" draw:start-shape="id4" draw:start-glue-point="6" draw:end-shape="id5" draw:end-glue-point="5" svg:d="M7127 11065c0-1588 6177-1589 6177 1" svg:viewBox="0 0 6178 1193">
          <text:p/>
        </draw:connector>
        <draw:connector draw:style-name="gr2" draw:text-style-name="P3" draw:layer="layout" draw:type="curve" draw:line-skew="0.897cm" svg:x1="16.017cm" svg:y1="13.096cm" svg:x2="4.081cm" svg:y2="13.097cm" draw:start-shape="id5" draw:start-glue-point="6" draw:end-shape="id4" draw:end-glue-point="7" svg:d="M16017 13096c0 2161-11936 2161-11936 1" svg:viewBox="0 0 11937 1622">
          <text:p/>
        </draw:connector>
        <draw:frame draw:style-name="gr5" draw:text-style-name="P6" draw:layer="layout" svg:width="5.709cm" svg:height="0.962cm" svg:x="1.583cm" svg:y="8.814cm">
          <draw:text-box>
            <text:p>Agile development</text:p>
          </draw:text-box>
        </draw:frame>
        <draw:custom-shape draw:style-name="gr6" draw:text-style-name="P2" xml:id="id7" draw:id="id7" draw:layer="layout" svg:width="5.08cm" svg:height="2.349cm" svg:x="2.034cm" svg:y="16.966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elect user<text:line-break/>stories for this<text:line-break/>releas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5.08cm" svg:height="2.032cm" svg:x="9.035cm" svg:y="17.124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Break down<text:line-break/>stories to tasks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5.554cm" svg:height="2.032cm" svg:x="16.036cm" svg:y="17.124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Plan releas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5.08cm" svg:height="2.032cm" svg:x="2.035cm" svg:y="22.06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valuate<text:line-break/>system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" draw:id="id11" draw:layer="layout" svg:width="5.08cm" svg:height="2.032cm" svg:x="9.036cm" svg:y="22.06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lease<text:line-break/>softwar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5.553cm" svg:height="2.032cm" svg:x="16.037cm" svg:y="22.06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Develop/integrate/<text:line-break/>test softwar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575cm" svg:y1="22.067cm" svg:x2="4.574cm" svg:y2="19.315cm" draw:start-shape="id6" draw:start-glue-point="0" draw:end-shape="id7" draw:end-glue-point="2" svg:d="M4575 22067l-1-2752" svg:viewBox="0 0 2 2753">
          <text:p/>
        </draw:connector>
        <draw:connector draw:style-name="gr2" draw:text-style-name="P3" draw:layer="layout" draw:type="line" svg:x1="7.114cm" svg:y1="18.14cm" svg:x2="9.035cm" svg:y2="18.14cm" draw:start-shape="id7" draw:start-glue-point="1" draw:end-shape="id8" draw:end-glue-point="3" svg:d="M7114 18140h1921" svg:viewBox="0 0 1922 1">
          <text:p/>
        </draw:connector>
        <draw:connector draw:style-name="gr2" draw:text-style-name="P3" draw:layer="layout" draw:type="line" svg:x1="14.115cm" svg:y1="18.14cm" svg:x2="16.036cm" svg:y2="18.14cm" draw:start-shape="id8" draw:start-glue-point="1" draw:end-shape="id9" draw:end-glue-point="3" svg:d="M14115 18140h1921" svg:viewBox="0 0 1922 1">
          <text:p/>
        </draw:connector>
        <draw:connector draw:style-name="gr2" draw:text-style-name="P3" draw:layer="layout" draw:type="line" svg:x1="18.813cm" svg:y1="19.156cm" svg:x2="18.813cm" svg:y2="22.069cm" draw:start-shape="id9" draw:start-glue-point="2" draw:end-shape="id10" draw:end-glue-point="0" svg:d="M18813 19156v2913" svg:viewBox="0 0 1 2914">
          <text:p/>
        </draw:connector>
        <draw:connector draw:style-name="gr2" draw:text-style-name="P3" draw:layer="layout" draw:type="line" svg:x1="16.037cm" svg:y1="23.085cm" svg:x2="14.116cm" svg:y2="23.084cm" draw:start-shape="id10" draw:start-glue-point="3" draw:end-shape="id11" draw:end-glue-point="1" svg:d="M16037 23085l-1921-1" svg:viewBox="0 0 1922 2">
          <text:p/>
        </draw:connector>
        <draw:connector draw:style-name="gr2" draw:text-style-name="P3" draw:layer="layout" draw:type="line" svg:x1="9.036cm" svg:y1="23.084cm" svg:x2="7.115cm" svg:y2="23.083cm" draw:start-shape="id11" draw:start-glue-point="3" draw:end-shape="id6" draw:end-glue-point="1" svg:d="M9036 23084l-1921-1" svg:viewBox="0 0 1922 2">
          <text:p/>
        </draw:connector>
      </draw:page>
      <draw:page draw:name="page2" draw:style-name="dp1" draw:master-page-name="Default">
        <draw:custom-shape draw:style-name="gr10" draw:text-style-name="P8" draw:layer="layout" svg:width="12.7cm" svg:height="8.001cm" svg:x="2.143cm" svg:y="1.636cm">
          <text:p text:style-name="P7"><text:span text:style-name="T1">Task 1: Change dose of prescribed dru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7cm" svg:height="8.001cm" svg:x="3.143cm" svg:y="2.636cm">
          <text:p text:style-name="P7"><text:span text:style-name="T1">Task 2: Formulary se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7cm" svg:height="8.001cm" svg:x="4.143cm" svg:y="3.636cm">
          <text:p text:style-name="P7"><text:span text:style-name="T1">Task 3: Dose check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2.7cm" svg:height="7.112cm" svg:x="4.143cm" svg:y="4.938cm">
          <text:p text:style-name="P9"><text:span text:style-name="T2">Dose checking is a safety precaution to check that</text:span><text:span text:style-name="T2"><text:line-break/></text:span><text:span text:style-name="T2">the doctor has not prescribed a dangerously small or</text:span><text:span text:style-name="T2"><text:line-break/></text:span><text:span text:style-name="T2">large dose.</text:span></text:p>
          <text:p text:style-name="P9"><text:span text:style-name="T2"/></text:p>
          <text:p text:style-name="P9"><text:span text:style-name="T2">Using the formulary id for the generic drug name,</text:span><text:span text:style-name="T2"><text:line-break/></text:span><text:span text:style-name="T2">lookup the forumlary and retrieve the recommended</text:span><text:span text:style-name="T2"><text:line-break/></text:span><text:span text:style-name="T2">maximum and minimum dose</text:span><text:span text:style-name="T2"><text:line-break/></text:span><text:span text:style-name="T2"><text:line-break/></text:span><text:span text:style-name="T2">Check the prescribed dose against the minimum and</text:span><text:span text:style-name="T2"><text:line-break/></text:span><text:span text:style-name="T2">maximum. If outside the range, issue an error</text:span><text:span text:style-name="T2"><text:line-break/></text:span><text:span text:style-name="T2">message saying that the dose is too high or too low.</text:span><text:span text:style-name="T2"><text:line-break/></text:span><text:span text:style-name="T2">If within the range, enable the ‘Confirm’ button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.08cm" svg:height="2.032cm" svg:x="-0.964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view work<text:line-break/>to be don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4" draw:id="id14" draw:layer="layout" svg:width="5.08cm" svg:height="2.032cm" svg:x="6.037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draw:glue-point draw:id="8" svg:x="2.929cm" svg:y="5.078cm"/>
          <text:p text:style-name="P1"/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5.08cm" svg:height="2.032cm" svg:x="20.039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view<text:line-break/>sprint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5" draw:id="id15" draw:layer="layout" svg:width="3.588cm" svg:height="2.032cm" svg:x="14.002cm" svg:y="16.097cm">
          <text:p text:style-name="P1">S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1cm" svg:height="1.27cm" svg:x="15.98cm" svg:y="14.6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crum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-1.967cm" svg:x1="22.579cm" svg:y1="16.097cm" svg:x2="1.576cm" svg:y2="16.097cm" draw:start-shape="id12" draw:start-glue-point="0" draw:end-shape="id13" draw:end-glue-point="0" svg:d="M22579 16097c0-3762-21003-3762-21003 0" svg:viewBox="0 0 21004 2822">
          <text:p/>
        </draw:connector>
        <draw:connector draw:style-name="gr2" draw:text-style-name="P3" draw:layer="layout" draw:type="line" svg:x1="4.116cm" svg:y1="17.113cm" svg:x2="6.037cm" svg:y2="17.113cm" draw:start-shape="id13" draw:start-glue-point="1" draw:end-shape="id14" draw:end-glue-point="3" svg:d="M4116 17113h1921" svg:viewBox="0 0 1922 1">
          <text:p/>
        </draw:connector>
        <draw:connector draw:style-name="gr2" draw:text-style-name="P3" draw:layer="layout" draw:type="line" svg:x1="11.117cm" svg:y1="17.113cm" svg:x2="14.002cm" svg:y2="17.113cm" draw:start-shape="id14" draw:start-glue-point="1" draw:end-shape="id15" draw:end-glue-point="6" svg:d="M11117 17113h2885" svg:viewBox="0 0 2886 1">
          <text:p/>
        </draw:connector>
        <draw:connector draw:style-name="gr2" draw:text-style-name="P3" draw:layer="layout" draw:type="line" svg:x1="17.59cm" svg:y1="17.113cm" svg:x2="20.039cm" svg:y2="17.113cm" draw:start-shape="id15" draw:start-glue-point="10" draw:end-shape="id12" draw:end-glue-point="3" svg:d="M17590 17113h2449" svg:viewBox="0 0 2450 1">
          <text:p/>
        </draw:connector>
        <draw:custom-shape draw:style-name="gr14" draw:text-style-name="P2" xml:id="id16" draw:id="id16" draw:layer="layout" svg:width="3.429cm" svg:height="2.54cm" svg:x="3.08cm" svg:y="19.923cm">
          <draw:glue-point draw:id="4" svg:x="-5.004cm" svg:y="-5cm"/>
          <draw:glue-point draw:id="5" svg:x="2.408cm" svg:y="-5cm"/>
          <text:p text:style-name="P1">Product<text:line-break/>backlog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3.429cm" svg:height="2.54cm" svg:x="10.68cm" svg:y="19.923cm">
          <draw:glue-point draw:id="4" svg:x="-3.088cm" svg:y="-5cm"/>
          <draw:glue-point draw:id="5" svg:x="3.207cm" svg:y="-5cm"/>
          <text:p text:style-name="P1">Sprint<text:line-break/>backlog</text:p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3.753cm" svg:height="2.54cm" svg:x="16.98cm" svg:y="19.923cm">
          <draw:glue-point draw:id="4" svg:x="-3.12cm" svg:y="-5cm"/>
          <text:p text:style-name="P1">Potentially<text:line-break/>shippable<text:line-break/>softwar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576cm" svg:y1="18.129cm" svg:x2="3.08cm" svg:y2="19.923cm" draw:start-shape="id13" draw:start-glue-point="2" draw:end-shape="id16" draw:end-glue-point="4" svg:d="M1576 18129l1504 1794" svg:viewBox="0 0 1505 1795">
          <text:p/>
        </draw:connector>
        <draw:connector draw:style-name="gr2" draw:text-style-name="P3" draw:layer="layout" draw:type="line" svg:x1="17.065cm" svg:y1="17.832cm" svg:x2="17.686cm" svg:y2="19.923cm" draw:start-shape="id15" draw:start-glue-point="9" draw:end-shape="id17" draw:end-glue-point="4" svg:d="M17065 17832l621 2091" svg:viewBox="0 0 622 2092">
          <text:p/>
        </draw:connector>
        <draw:connector draw:style-name="gr2" draw:text-style-name="P3" draw:layer="layout" draw:type="line" svg:x1="5.619cm" svg:y1="19.923cm" svg:x2="7.085cm" svg:y2="18.129cm" draw:start-shape="id16" draw:start-glue-point="5" draw:end-shape="id14" draw:end-glue-point="7" svg:d="M5619 19923l1466-1794" svg:viewBox="0 0 1467 1795">
          <text:p/>
        </draw:connector>
        <draw:connector draw:style-name="gr2" draw:text-style-name="P3" draw:layer="layout" draw:type="line" svg:x1="10.064cm" svg:y1="18.129cm" svg:x2="11.336cm" svg:y2="19.923cm" draw:start-shape="id14" draw:start-glue-point="8" draw:end-shape="id18" draw:end-glue-point="4" svg:d="M10064 18129l1272 1794" svg:viewBox="0 0 1273 1795">
          <text:p/>
        </draw:connector>
        <draw:connector draw:style-name="gr16" draw:text-style-name="P3" draw:layer="layout" draw:type="line" svg:x1="13.493cm" svg:y1="19.923cm" svg:x2="14.527cm" svg:y2="17.832cm" draw:start-shape="id18" draw:start-glue-point="5" draw:end-shape="id15" draw:end-glue-point="7" svg:d="M13493 19923l1034-2091" svg:viewBox="0 0 1035 2092">
          <text:p/>
        </draw:connector>
        <draw:connector draw:style-name="gr17" draw:text-style-name="P3" draw:layer="layout" draw:type="line" svg:x1="8.577cm" svg:y1="16.097cm" svg:x2="8.577cm" svg:y2="18.129cm" draw:start-shape="id14" draw:start-glue-point="0" draw:end-shape="id14" draw:end-glue-point="2" svg:d="M8577 16097v2032" svg:viewBox="0 0 1 2033">
          <text:p/>
        </draw:connector>
        <draw:frame draw:style-name="gr18" draw:text-style-name="P5" draw:layer="layout" svg:width="2.263cm" svg:height="1.673cm" svg:x="6.209cm" svg:y="16.321cm">
          <draw:text-box>
            <text:p text:style-name="P4">Select<text:line-break/>items</text:p>
          </draw:text-box>
        </draw:frame>
        <draw:frame draw:style-name="gr19" draw:text-style-name="P5" draw:layer="layout" svg:width="2.051cm" svg:height="1.673cm" svg:x="8.81cm" svg:y="16.322cm">
          <draw:text-box>
            <text:p text:style-name="P4">Plan<text:line-break/>sprint</text:p>
          </draw:text-box>
        </draw:frame>
      </draw:page>
      <draw:page draw:name="page3" draw:style-name="dp1" draw:master-page-name="Default">
        <draw:custom-shape draw:style-name="gr20" draw:text-style-name="P2" xml:id="id20" draw:id="id20" draw:layer="layout" svg:width="5.842cm" svg:height="1.778cm" svg:x="7.486cm" svg:y="6.754cm">
          <draw:glue-point draw:id="4" svg:x="5cm" svg:y="-5.23cm"/>
          <draw:glue-point draw:id="5" svg:x="5cm" svg:y="5cm"/>
          <draw:glue-point draw:id="6" svg:x="-5cm" svg:y="5cm"/>
          <draw:glue-point draw:id="7" svg:x="-5cm" svg:y="-5cm"/>
          <text:p text:style-name="P1">Distributed Scrum</text:p>
          <draw:enhanced-geometry svg:viewBox="0 0 21600 21600" draw:type="rectangle" draw:enhanced-path="M 0 0 L 21600 0 21600 21600 0 21600 0 0 Z N"/>
        </draw:custom-shape>
        <draw:frame draw:style-name="gr21" draw:text-style-name="P6" xml:id="id19" draw:id="id19" draw:layer="layout" svg:width="6.242cm" svg:height="3.095cm" svg:x="-0.73cm" svg:y="3.033cm">
          <draw:text-box>
            <text:p>Videoconferencing<text:line-break/>between the product<text:line-break/>owner and the<text:line-break/>development team</text:p>
          </draw:text-box>
          <draw:glue-point draw:id="4" svg:x="5cm" svg:y="5.001cm"/>
        </draw:frame>
        <draw:frame draw:style-name="gr22" draw:text-style-name="P6" xml:id="id23" draw:id="id23" draw:layer="layout" svg:width="6.772cm" svg:height="4.517cm" svg:x="7.021cm" svg:y="-0.42cm">
          <draw:text-box>
            <text:p>The ScrumMaster<text:line-break/>should be located with<text:line-break/>the development team<text:line-break/>so that he or she is<text:line-break/>aware of everyday<text:line-break/>problems.</text:p>
          </draw:text-box>
        </draw:frame>
        <draw:frame draw:style-name="gr23" draw:text-style-name="P6" xml:id="id24" draw:id="id24" draw:layer="layout" svg:width="6.805cm" svg:height="5.228cm" svg:x="15.897cm" svg:y="1.301cm">
          <draw:text-box>
            <text:p>The product owner<text:line-break/>should visit the<text:line-break/>developers and try to<text:line-break/>establish a good<text:line-break/>relationship with them.<text:line-break/>It is essential that they<text:line-break/>trust each other.</text:p>
          </draw:text-box>
          <draw:glue-point draw:id="4" svg:x="-4.999cm" svg:y="3.368cm"/>
        </draw:frame>
        <draw:frame draw:style-name="gr24" draw:text-style-name="P6" xml:id="id25" draw:id="id25" draw:layer="layout" svg:width="6.839cm" svg:height="5.228cm" svg:x="15.897cm" svg:y="8.267cm">
          <draw:text-box>
            <text:p>Real-time communica-<text:line-break/>tions between team<text:line-break/>members for informal<text:line-break/>communication,<text:line-break/>particularly instant<text:line-break/>messaging and video<text:line-break/>calls.</text:p>
          </draw:text-box>
          <draw:glue-point draw:id="4" svg:x="-4.999cm" svg:y="-2.57cm"/>
        </draw:frame>
        <draw:frame draw:style-name="gr25" draw:text-style-name="P6" xml:id="id22" draw:id="id22" draw:layer="layout" svg:width="7.123cm" svg:height="3.806cm" svg:x="6.846cm" svg:y="11.745cm">
          <draw:text-box>
            <text:p>Continuous integration,<text:line-break/>so that all team<text:line-break/>members can be aware<text:line-break/>of the state of the<text:line-break/>product at any time.</text:p>
          </draw:text-box>
        </draw:frame>
        <draw:frame draw:style-name="gr26" draw:text-style-name="P6" xml:id="id21" draw:id="id21" draw:layer="layout" svg:width="7.618cm" svg:height="1.673cm" svg:x="-2.106cm" svg:y="9.067cm">
          <draw:text-box>
            <text:p>A common development<text:line-break/>environment for all teams</text:p>
          </draw:text-box>
          <draw:glue-point draw:id="4" svg:x="5cm" svg:y="-4.997cm"/>
        </draw:frame>
        <draw:connector draw:style-name="gr17" draw:text-style-name="P3" draw:layer="layout" draw:type="line" svg:x1="5.512cm" svg:y1="6.127cm" svg:x2="7.486cm" svg:y2="6.754cm" draw:start-shape="id19" draw:start-glue-point="4" draw:end-shape="id20" draw:end-glue-point="7" svg:d="M5512 6127l1974 627" svg:viewBox="0 0 1975 628">
          <text:p/>
        </draw:connector>
        <draw:connector draw:style-name="gr17" draw:text-style-name="P3" draw:layer="layout" draw:type="line" svg:x1="7.486cm" svg:y1="8.532cm" svg:x2="5.512cm" svg:y2="9.068cm" draw:start-shape="id20" draw:start-glue-point="6" draw:end-shape="id21" draw:end-glue-point="4" svg:d="M7486 8532l-1974 536" svg:viewBox="0 0 1975 537">
          <text:p/>
        </draw:connector>
        <draw:connector draw:style-name="gr17" draw:text-style-name="P3" draw:layer="layout" draw:type="line" svg:x1="10.407cm" svg:y1="8.532cm" svg:x2="10.407cm" svg:y2="11.745cm" draw:start-shape="id20" draw:start-glue-point="2" draw:end-shape="id22" draw:end-glue-point="0" svg:d="M10407 8532v3213" svg:viewBox="0 0 1 3214">
          <text:p/>
        </draw:connector>
        <draw:connector draw:style-name="gr17" draw:text-style-name="P3" draw:layer="layout" draw:type="line" svg:x1="10.407cm" svg:y1="6.754cm" svg:x2="10.407cm" svg:y2="4.097cm" draw:start-shape="id20" draw:start-glue-point="0" draw:end-shape="id23" draw:end-glue-point="2" svg:d="M10407 6754v-2657" svg:viewBox="0 0 1 2658">
          <text:p/>
        </draw:connector>
        <draw:connector draw:style-name="gr17" draw:text-style-name="P3" draw:layer="layout" draw:type="line" svg:x1="13.328cm" svg:y1="6.754cm" svg:x2="15.898cm" svg:y2="5.675cm" draw:start-shape="id20" draw:start-glue-point="4" draw:end-shape="id24" draw:end-glue-point="4" svg:d="M13328 6754l2570-1079" svg:viewBox="0 0 2571 1080">
          <text:p/>
        </draw:connector>
        <draw:connector draw:style-name="gr17" draw:text-style-name="P3" draw:layer="layout" draw:type="line" svg:x1="13.328cm" svg:y1="8.532cm" svg:x2="15.898cm" svg:y2="9.538cm" draw:start-shape="id20" draw:start-glue-point="5" draw:end-shape="id25" draw:end-glue-point="4" svg:d="M13328 8532l2570 1006" svg:viewBox="0 0 2571 1007">
          <text:p/>
        </draw:connector>
        <draw:custom-shape draw:style-name="gr27" draw:text-style-name="P2" xml:id="id26" draw:id="id26" draw:layer="layout" svg:width="3.429cm" svg:height="1.397cm" svg:x="0.651cm" svg:y="17.51cm">
          <draw:glue-point draw:id="4" svg:x="-2.776cm" svg:y="5.003cm"/>
          <draw:glue-point draw:id="5" svg:x="2.779cm" svg:y="5.003cm"/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7" draw:text-style-name="P2" xml:id="id30" draw:id="id30" draw:layer="layout" svg:width="3.429cm" svg:height="1.397cm" svg:x="2.651cm" svg:y="20.01cm">
          <draw:glue-point draw:id="4" svg:x="-3.053cm" svg:y="-5.01cm"/>
          <text:p text:style-name="P1">Lifetime</text:p>
          <draw:enhanced-geometry svg:viewBox="0 0 21600 21600" draw:type="rectangle" draw:enhanced-path="M 0 0 L 21600 0 21600 21600 0 21600 0 0 Z N"/>
        </draw:custom-shape>
        <draw:custom-shape draw:style-name="gr27" draw:text-style-name="P2" xml:id="id29" draw:id="id29" draw:layer="layout" svg:width="3.429cm" svg:height="1.397cm" svg:x="-1.349cm" svg:y="20.01cm">
          <draw:glue-point draw:id="4" svg:x="3.056cm" svg:y="-5.01cm"/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7" draw:text-style-name="P2" xml:id="id28" draw:id="id28" draw:layer="layout" svg:width="3.429cm" svg:height="1.397cm" svg:x="2.651cm" svg:y="22.51cm">
          <text:p text:style-name="P1">Regula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27" draw:id="id27" draw:layer="layout" svg:width="3.429cm" svg:height="1.397cm" svg:x="-1.349cm" svg:y="22.51cm">
          <text:p text:style-name="P1">Scale</text:p>
          <draw:enhanced-geometry svg:viewBox="0 0 21600 21600" draw:type="rectangle" draw:enhanced-path="M 0 0 L 21600 0 21600 21600 0 21600 0 0 Z N"/>
        </draw:custom-shape>
        <draw:connector draw:style-name="gr28" draw:text-style-name="P11" draw:layer="layout" draw:line-skew="1.247cm" svg:x1="2.365cm" svg:y1="18.907cm" svg:x2="0.365cm" svg:y2="22.51cm" draw:start-shape="id26" draw:start-glue-point="2" draw:end-shape="id27" draw:end-glue-point="0" svg:d="M2365 18907v3048h-2000v555" svg:viewBox="0 0 2001 3604">
          <text:p/>
        </draw:connector>
        <draw:connector draw:style-name="gr28" draw:text-style-name="P11" draw:layer="layout" draw:line-skew="1.247cm" svg:x1="2.365cm" svg:y1="18.907cm" svg:x2="4.365cm" svg:y2="22.51cm" draw:start-shape="id26" draw:start-glue-point="2" draw:end-shape="id28" draw:end-glue-point="0" svg:d="M2365 18907v3048h2000v555" svg:viewBox="0 0 2001 3604">
          <text:p/>
        </draw:connector>
        <draw:connector draw:style-name="gr29" draw:text-style-name="P12" draw:layer="layout" draw:type="line" svg:x1="1.414cm" svg:y1="18.906cm" svg:x2="1.412cm" svg:y2="20.01cm" draw:start-shape="id26" draw:start-glue-point="4" draw:end-shape="id29" draw:end-glue-point="4" svg:d="M1414 18906l-2 1104" svg:viewBox="0 0 3 1105">
          <text:p/>
        </draw:connector>
        <draw:connector draw:style-name="gr29" draw:text-style-name="P12" draw:layer="layout" draw:type="line" svg:x1="3.317cm" svg:y1="18.906cm" svg:x2="3.319cm" svg:y2="20.01cm" draw:start-shape="id26" draw:start-glue-point="5" draw:end-shape="id30" draw:end-glue-point="4" svg:d="M3317 18906l2 1104" svg:viewBox="0 0 3 1105">
          <text:p/>
        </draw:connector>
        <draw:custom-shape draw:style-name="gr27" draw:text-style-name="P2" xml:id="id31" draw:id="id31" draw:layer="layout" svg:width="3.429cm" svg:height="1.397cm" svg:x="9.651cm" svg:y="17.51cm">
          <draw:glue-point draw:id="4" svg:x="-2.776cm" svg:y="5.003cm"/>
          <draw:glue-point draw:id="5" svg:x="2.779cm" svg:y="5.003cm"/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27" draw:text-style-name="P2" xml:id="id33" draw:id="id33" draw:layer="layout" svg:width="3.429cm" svg:height="1.397cm" svg:x="11.651cm" svg:y="20.01cm">
          <draw:glue-point draw:id="4" svg:x="-3.053cm" svg:y="-5.01cm"/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32" draw:id="id32" draw:layer="layout" svg:width="3.429cm" svg:height="1.397cm" svg:x="7.651cm" svg:y="20.01cm">
          <draw:glue-point draw:id="4" svg:x="3.056cm" svg:y="-5.01cm"/>
          <text:p text:style-name="P1">Technology</text:p>
          <draw:enhanced-geometry svg:viewBox="0 0 21600 21600" draw:type="rectangle" draw:enhanced-path="M 0 0 L 21600 0 21600 21600 0 21600 0 0 Z N"/>
        </draw:custom-shape>
        <draw:custom-shape draw:style-name="gr30" draw:text-style-name="P2" xml:id="id34" draw:id="id34" draw:layer="layout" svg:width="3.954cm" svg:height="1.397cm" svg:x="9.414cm" svg:y="22.51cm">
          <draw:glue-point draw:id="4" svg:x="-2.776cm" svg:y="5.003cm"/>
          <draw:glue-point draw:id="5" svg:x="2.779cm" svg:y="5.003cm"/>
          <text:p text:style-name="P1">Competence</text:p>
          <draw:enhanced-geometry svg:viewBox="0 0 21600 21600" draw:type="rectangle" draw:enhanced-path="M 0 0 L 21600 0 21600 21600 0 21600 0 0 Z N"/>
        </draw:custom-shape>
        <draw:custom-shape draw:style-name="gr31" draw:text-style-name="P2" xml:id="id35" draw:id="id35" draw:layer="layout" svg:width="3.937cm" svg:height="1.397cm" svg:x="18.431cm" svg:y="17.51cm">
          <draw:glue-point draw:id="4" svg:x="-2.776cm" svg:y="5.003cm"/>
          <draw:glue-point draw:id="5" svg:x="2.779cm" svg:y="5.003cm"/>
          <text:p text:style-name="P1">Organiza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38" draw:id="id38" draw:layer="layout" svg:width="3.429cm" svg:height="1.397cm" svg:x="20.819cm" svg:y="20.01cm">
          <draw:glue-point draw:id="4" svg:x="-3.053cm" svg:y="-5.01cm"/>
          <text:p text:style-name="P1">Delivery</text:p>
          <draw:enhanced-geometry svg:viewBox="0 0 21600 21600" draw:type="rectangle" draw:enhanced-path="M 0 0 L 21600 0 21600 21600 0 21600 0 0 Z N"/>
        </draw:custom-shape>
        <draw:custom-shape draw:style-name="gr27" draw:text-style-name="P2" xml:id="id37" draw:id="id37" draw:layer="layout" svg:width="3.429cm" svg:height="1.397cm" svg:x="16.551cm" svg:y="20.01cm">
          <draw:glue-point draw:id="4" svg:x="3.056cm" svg:y="-5.01cm"/>
          <text:p text:style-name="P1">Contracts</text:p>
          <draw:enhanced-geometry svg:viewBox="0 0 21600 21600" draw:type="rectangle" draw:enhanced-path="M 0 0 L 21600 0 21600 21600 0 21600 0 0 Z N"/>
        </draw:custom-shape>
        <draw:custom-shape draw:style-name="gr27" draw:text-style-name="P2" xml:id="id36" draw:id="id36" draw:layer="layout" svg:width="3.429cm" svg:height="1.397cm" svg:x="18.685cm" svg:y="22.51cm">
          <draw:glue-point draw:id="4" svg:x="-2.776cm" svg:y="5.003cm"/>
          <draw:glue-point draw:id="5" svg:x="2.779cm" svg:y="5.003cm"/>
          <text:p text:style-name="P1">Culture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line" svg:x1="10.414cm" svg:y1="18.906cm" svg:x2="10.412cm" svg:y2="20.01cm" draw:start-shape="id31" draw:start-glue-point="4" draw:end-shape="id32" draw:end-glue-point="4" svg:d="M10414 18906l-2 1104" svg:viewBox="0 0 3 1105">
          <text:p/>
        </draw:connector>
        <draw:connector draw:style-name="gr29" draw:text-style-name="P12" draw:layer="layout" draw:type="line" svg:x1="12.317cm" svg:y1="18.906cm" svg:x2="12.319cm" svg:y2="20.01cm" draw:start-shape="id31" draw:start-glue-point="5" draw:end-shape="id33" draw:end-glue-point="4" svg:d="M12317 18906l2 1104" svg:viewBox="0 0 3 1105">
          <text:p/>
        </draw:connector>
        <draw:connector draw:style-name="gr29" draw:text-style-name="P12" draw:layer="layout" draw:type="line" svg:x1="11.365cm" svg:y1="18.907cm" svg:x2="11.391cm" svg:y2="22.51cm" draw:start-shape="id31" draw:start-glue-point="2" draw:end-shape="id34" draw:end-glue-point="0" svg:d="M11365 18907l26 3603" svg:viewBox="0 0 27 3604">
          <text:p/>
        </draw:connector>
        <draw:connector draw:style-name="gr29" draw:text-style-name="P12" draw:layer="layout" draw:type="line" svg:x1="20.399cm" svg:y1="18.907cm" svg:x2="20.399cm" svg:y2="22.51cm" draw:start-shape="id35" draw:start-glue-point="2" draw:end-shape="id36" draw:end-glue-point="0" svg:d="M20399 18907v3603" svg:viewBox="0 0 1 3604">
          <text:p/>
        </draw:connector>
        <draw:connector draw:style-name="gr29" draw:text-style-name="P12" draw:layer="layout" draw:type="line" svg:x1="19.307cm" svg:y1="18.906cm" svg:x2="19.312cm" svg:y2="20.01cm" draw:start-shape="id35" draw:start-glue-point="4" draw:end-shape="id37" draw:end-glue-point="4" svg:d="M19307 18906l5 1104" svg:viewBox="0 0 6 1105">
          <text:p/>
        </draw:connector>
        <draw:connector draw:style-name="gr29" draw:text-style-name="P12" draw:layer="layout" draw:type="line" svg:x1="21.493cm" svg:y1="18.906cm" svg:x2="21.487cm" svg:y2="20.01cm" draw:start-shape="id35" draw:start-glue-point="5" draw:end-shape="id38" draw:end-glue-point="4" svg:d="M21493 18906l-6 1104" svg:viewBox="0 0 7 1105">
          <text:p/>
        </draw:connector>
      </draw:page>
      <draw:page draw:name="page4" draw:style-name="dp1" draw:master-page-name="Default">
        <draw:custom-shape draw:style-name="gr32" draw:text-style-name="P2" draw:layer="layout" svg:width="12.446cm" svg:height="6.096cm" svg:x="4.302cm" svg:y="3.318cm">
          <text:p text:style-name="P1">Large Software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.532cm" svg:y="1.583cm">
          <text:p text:style-name="P1">System of<text:line-break/>sys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8.11cm" svg:y="0.333cm">
          <text:p text:style-name="P1">Brownfield<text:line-break/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4.91cm" svg:y="1.583cm">
          <text:p text:style-name="P1">Diverse<text:line-break/>stakehol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.532cm" svg:y="9.084cm">
          <text:p text:style-name="P1">Prolonged<text:line-break/>procur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8.11cm" svg:y="10.534cm">
          <text:p text:style-name="P1">System<text:line-break/>config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4.91cm" svg:y="9.084cm">
          <text:p text:style-name="P1">Regulatory<text:line-break/>constra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xml:id="id44" draw:id="id44" draw:layer="layout" svg:width="10.414cm" svg:height="10.414cm" svg:x="7.35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42" draw:id="id42" draw:layer="layout" svg:width="7.256cm" svg:height="7.256cm" svg:x="8.929cm" svg:y="1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0" draw:id="id40" draw:layer="layout" svg:width="4.137cm" svg:height="4.137cm" svg:x="10.489cm" svg:y="19.887cm">
          <text:p text:style-name="P14"><text:span text:style-name="T3">Core agile</text:span><text:span text:style-name="T3"><text:line-break/></text:span><text:span text:style-name="T3">develop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3.398cm" svg:height="1.361cm" svg:x="10.858cm" svg:y="18.521cm">
          <draw:text-box>
            <text:p text:style-name="P4"><text:span text:style-name="T3">Disciplined</text:span><text:span text:style-name="T3"><text:line-break/></text:span><text:span text:style-name="T3">agile delivery</text:span></text:p>
          </draw:text-box>
        </draw:frame>
        <draw:frame draw:style-name="gr38" draw:text-style-name="P16" draw:layer="layout" svg:width="2.382cm" svg:height="1.361cm" svg:x="11.366cm" svg:y="16.924cm">
          <draw:text-box>
            <text:p text:style-name="P4"><text:span text:style-name="T3">Agility at</text:span><text:span text:style-name="T3"><text:line-break/></text:span><text:span text:style-name="T3">scale</text:span></text:p>
          </draw:text-box>
        </draw:frame>
        <draw:frame draw:style-name="gr39" draw:text-style-name="P17" xml:id="id41" draw:id="id41" draw:layer="layout" svg:width="7.474cm" svg:height="3.026cm" svg:x="14.875cm" svg:y="13.97cm">
          <draw:text-box>
            <text:p text:style-name="P4"><text:span text:style-name="T4">Disciplined agile delivery</text:span><text:span text:style-name="T2"><text:line-break/></text:span><text:span text:style-name="T2">Risk+value driven lifecycle</text:span><text:span text:style-name="T2"><text:line-break/></text:span><text:span text:style-name="T2">Self-organizing with appropriate</text:span><text:span text:style-name="T2"><text:line-break/></text:span><text:span text:style-name="T2">governance framework</text:span><text:span text:style-name="T2"><text:line-break/></text:span><text:span text:style-name="T2">Full delivery life-cycle</text:span></text:p>
          </draw:text-box>
        </draw:frame>
        <draw:frame draw:style-name="gr40" draw:text-style-name="P18" xml:id="id39" draw:id="id39" draw:layer="layout" svg:width="6.086cm" svg:height="2.471cm" svg:x="3.413cm" svg:y="15.016cm">
          <draw:text-box>
            <text:p text:style-name="P4"><text:span text:style-name="T4">Core agile development</text:span><text:span text:style-name="T5"><text:line-break/></text:span><text:span text:style-name="T5">Value-driven life-cycle</text:span><text:span text:style-name="T5"><text:line-break/></text:span><text:span text:style-name="T5">Self-organizing teams</text:span><text:span text:style-name="T5"><text:line-break/></text:span><text:span text:style-name="T5">Focus on construction</text:span></text:p>
          </draw:text-box>
        </draw:frame>
        <draw:connector draw:style-name="gr17" draw:text-style-name="P3" draw:layer="layout" draw:type="line" svg:x1="6.456cm" svg:y1="17.487cm" svg:x2="11.094cm" svg:y2="20.492cm" draw:start-shape="id39" draw:start-glue-point="2" draw:end-shape="id40" draw:end-glue-point="5" svg:d="M6456 17487l4638 3005" svg:viewBox="0 0 4639 3006">
          <text:p/>
        </draw:connector>
        <draw:connector draw:style-name="gr17" draw:text-style-name="P3" draw:layer="layout" draw:type="line" svg:x1="18.612cm" svg:y1="16.996cm" svg:x2="15.123cm" svg:y2="19.389cm" draw:start-shape="id41" draw:start-glue-point="2" draw:end-shape="id42" draw:end-glue-point="11" svg:d="M18612 16996l-3489 2393" svg:viewBox="0 0 3490 2394">
          <text:p/>
        </draw:connector>
        <draw:frame draw:style-name="gr41" draw:text-style-name="P18" xml:id="id43" draw:id="id43" draw:layer="layout" svg:width="7.419cm" svg:height="6.356cm" svg:x="-2cm" svg:y="18.805cm">
          <draw:text-box>
            <text:p text:style-name="P4"><text:span text:style-name="T4">Agility at scale</text:span><text:span text:style-name="T4"><text:line-break/></text:span><text:span text:style-name="T5">Disciplined agile delivery where</text:span><text:span text:style-name="T5"><text:line-break/></text:span><text:span text:style-name="T5">scaling factors apply:</text:span><text:span text:style-name="T5"><text:line-break/></text:span><text:span text:style-name="T5">Large team size</text:span><text:span text:style-name="T5"><text:line-break/></text:span><text:span text:style-name="T5">Geographic distribution</text:span><text:span text:style-name="T5"><text:line-break/></text:span><text:span text:style-name="T5">Regulatory compliance</text:span><text:span text:style-name="T5"><text:line-break/></text:span><text:span text:style-name="T5">Domain complexity</text:span><text:span text:style-name="T5"><text:line-break/></text:span><text:span text:style-name="T5">Organization distribution</text:span><text:span text:style-name="T5"><text:line-break/></text:span><text:span text:style-name="T5">Technical complexity</text:span><text:span text:style-name="T5"><text:line-break/></text:span><text:span text:style-name="T5">Organizational complexity</text:span><text:span text:style-name="T5"><text:line-break/></text:span><text:span text:style-name="T5">Enterprise discipline</text:span></text:p>
          </draw:text-box>
        </draw:frame>
        <draw:connector draw:style-name="gr17" draw:text-style-name="P3" draw:layer="layout" draw:type="line" svg:x1="5.419cm" svg:y1="21.983cm" svg:x2="7.35cm" svg:y2="21.955cm" draw:start-shape="id43" draw:start-glue-point="1" draw:end-shape="id44" draw:end-glue-point="6" svg:d="M5419 21983l1931-28" svg:viewBox="0 0 1932 29">
          <text:p/>
        </draw:connector>
      </draw:page>
      <draw:page draw:name="page5" draw:style-name="dp1" draw:master-page-name="Default">
        <draw:custom-shape draw:style-name="gr7" draw:text-style-name="P2" xml:id="id45" draw:id="id45" draw:layer="layout" svg:width="5.08cm" svg:height="2.032cm" svg:x="-3.764cm" svg:y="2.26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tory<text:line-break/>identific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6" draw:id="id46" draw:layer="layout" svg:width="5.08cm" svg:height="2.032cm" svg:x="2.237cm" svg:y="2.26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nitial<text:line-break/>estim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7" draw:id="id47" draw:layer="layout" svg:width="5.08cm" svg:height="2.032cm" svg:x="8.238cm" svg:y="2.2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lease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8" draw:id="id48" draw:layer="layout" svg:width="5.08cm" svg:height="2.032cm" svg:x="14.239cm" svg:y="2.2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teration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9" draw:id="id49" draw:layer="layout" svg:width="5.08cm" svg:height="2.032cm" svg:x="20.24cm" svg:y="2.2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Task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.316cm" svg:y1="3.284cm" svg:x2="2.237cm" svg:y2="3.285cm" draw:start-shape="id45" draw:start-glue-point="1" draw:end-shape="id46" draw:end-glue-point="3" svg:d="M1316 3284l921 1" svg:viewBox="0 0 922 2">
          <text:p/>
        </draw:connector>
        <draw:connector draw:style-name="gr2" draw:text-style-name="P3" draw:layer="layout" draw:type="line" svg:x1="7.317cm" svg:y1="3.285cm" svg:x2="8.238cm" svg:y2="3.286cm" draw:start-shape="id46" draw:start-glue-point="1" draw:end-shape="id47" draw:end-glue-point="3" svg:d="M7317 3285l921 1" svg:viewBox="0 0 922 2">
          <text:p/>
        </draw:connector>
        <draw:connector draw:style-name="gr2" draw:text-style-name="P3" draw:layer="layout" draw:type="line" svg:x1="13.318cm" svg:y1="3.286cm" svg:x2="14.239cm" svg:y2="3.287cm" draw:start-shape="id47" draw:start-glue-point="1" draw:end-shape="id48" draw:end-glue-point="3" svg:d="M13318 3286l921 1" svg:viewBox="0 0 922 2">
          <text:p/>
        </draw:connector>
        <draw:connector draw:style-name="gr2" draw:text-style-name="P3" draw:layer="layout" draw:type="line" svg:x1="19.319cm" svg:y1="3.287cm" svg:x2="20.24cm" svg:y2="3.288cm" draw:start-shape="id48" draw:start-glue-point="1" draw:end-shape="id49" draw:end-glue-point="3" svg:d="M19319 3287l921 1" svg:viewBox="0 0 922 2">
          <text:p/>
        </draw:connector>
        <draw:connector draw:style-name="gr2" draw:text-style-name="P3" draw:layer="layout" draw:line-skew="0.548cm -0.476cm" svg:x1="25.32cm" svg:y1="3.288cm" svg:x2="16.779cm" svg:y2="2.271cm" draw:start-shape="id49" draw:start-glue-point="1" draw:end-shape="id48" draw:end-glue-point="0" svg:d="M25320 3288h1090v-2034h-9631v1017" svg:viewBox="0 0 9632 2035">
          <text:p/>
        </draw:connector>
        <draw:custom-shape draw:style-name="gr42" draw:text-style-name="P2" xml:id="id57" draw:id="id57" draw:layer="layout" svg:width="5.732cm" svg:height="2.032cm" svg:x="1.237cm" svg:y="7.1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<text:line-break/>applica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6" draw:id="id56" draw:layer="layout" svg:width="5.732cm" svg:height="2.032cm" svg:x="11.238cm" svg:y="7.1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Application<text:line-break/>compositio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58" draw:id="id58" draw:layer="layout" svg:width="6.431cm" svg:height="3.635cm" svg:x="21.239cm" svg:y="6.3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ystems developed<text:line-break/>using dynamic<text:line-break/>languages, DB<text:line-break/>programming etc.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5" draw:id="id55" draw:layer="layout" svg:width="5.732cm" svg:height="2.032cm" svg:x="1.238cm" svg:y="11.5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<text:line-break/>func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4" draw:id="id54" draw:layer="layout" svg:width="5.732cm" svg:height="2.032cm" svg:x="11.239cm" svg:y="11.5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arly desig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59" draw:id="id59" draw:layer="layout" svg:width="6.431cm" svg:height="3.635cm" svg:x="21.24cm" svg:y="10.7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nitial effort<text:line-break/>estimation based on<text:line-break/>system requirements<text:line-break/>and design opt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53" draw:id="id53" draw:layer="layout" svg:width="5.732cm" svg:height="2.454cm" svg:x="1.239cm" svg:y="15.86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 lines of<text:line-break/>code reused or<text:line-break/>generate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2" draw:id="id52" draw:layer="layout" svg:width="5.732cm" svg:height="2.032cm" svg:x="11.24cm" svg:y="16.0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use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60" draw:id="id60" draw:layer="layout" svg:width="6.431cm" svg:height="3.635cm" svg:x="21.241cm" svg:y="15.2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ffort to integrate<text:line-break/>reusable components<text:line-break/>or automatically<text:line-break/>generated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1" draw:id="id51" draw:layer="layout" svg:width="5.732cm" svg:height="2.032cm" svg:x="1.24cm" svg:y="20.4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 lines of<text:line-break/>source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0" draw:id="id50" draw:layer="layout" svg:width="5.732cm" svg:height="2.032cm" svg:x="11.241cm" svg:y="20.4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Post-architecture<text:line-break/>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61" draw:id="id61" draw:layer="layout" svg:width="6.431cm" svg:height="2.694cm" svg:x="21.242cm" svg:y="20.11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Development effort<text:line-break/>based on system<text:line-break/>design 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1.241cm" svg:y1="21.459cm" svg:x2="6.972cm" svg:y2="21.459cm" draw:start-shape="id50" draw:start-glue-point="3" draw:end-shape="id51" draw:end-glue-point="1" svg:d="M11241 21459h-4269" svg:viewBox="0 0 4270 1">
          <text:p/>
        </draw:connector>
        <draw:connector draw:style-name="gr2" draw:text-style-name="P3" draw:layer="layout" draw:type="line" svg:x1="11.24cm" svg:y1="17.088cm" svg:x2="6.971cm" svg:y2="17.088cm" draw:start-shape="id52" draw:start-glue-point="3" draw:end-shape="id53" draw:end-glue-point="1" svg:d="M11240 17088h-4269" svg:viewBox="0 0 4270 1">
          <text:p/>
        </draw:connector>
        <draw:connector draw:style-name="gr2" draw:text-style-name="P3" draw:layer="layout" draw:type="line" svg:x1="11.239cm" svg:y1="12.588cm" svg:x2="6.97cm" svg:y2="12.588cm" draw:start-shape="id54" draw:start-glue-point="3" draw:end-shape="id55" draw:end-glue-point="1" svg:d="M11239 12588h-4269" svg:viewBox="0 0 4270 1">
          <text:p/>
        </draw:connector>
        <draw:connector draw:style-name="gr2" draw:text-style-name="P3" draw:layer="layout" draw:type="line" svg:x1="11.238cm" svg:y1="8.188cm" svg:x2="6.969cm" svg:y2="8.188cm" draw:start-shape="id56" draw:start-glue-point="3" draw:end-shape="id57" draw:end-glue-point="1" svg:d="M11238 8188h-4269" svg:viewBox="0 0 4270 1">
          <text:p/>
        </draw:connector>
        <draw:connector draw:style-name="gr2" draw:text-style-name="P3" draw:layer="layout" draw:type="line" svg:x1="16.97cm" svg:y1="8.188cm" svg:x2="21.239cm" svg:y2="8.188cm" draw:start-shape="id56" draw:start-glue-point="1" draw:end-shape="id58" draw:end-glue-point="3" svg:d="M16970 8188h4269" svg:viewBox="0 0 4270 1">
          <text:p/>
        </draw:connector>
        <draw:connector draw:style-name="gr2" draw:text-style-name="P3" draw:layer="layout" draw:type="line" svg:x1="16.971cm" svg:y1="12.588cm" svg:x2="21.24cm" svg:y2="12.588cm" draw:start-shape="id54" draw:start-glue-point="1" draw:end-shape="id59" svg:d="M16971 12588h4269" svg:viewBox="0 0 4270 1">
          <text:p/>
        </draw:connector>
        <draw:connector draw:style-name="gr2" draw:text-style-name="P3" draw:layer="layout" draw:type="line" svg:x1="16.972cm" svg:y1="17.088cm" svg:x2="21.241cm" svg:y2="17.088cm" draw:start-shape="id52" draw:start-glue-point="1" draw:end-shape="id60" draw:end-glue-point="3" svg:d="M16972 17088h4269" svg:viewBox="0 0 4270 1">
          <text:p/>
        </draw:connector>
        <draw:connector draw:style-name="gr2" draw:text-style-name="P3" draw:layer="layout" draw:type="line" svg:x1="16.973cm" svg:y1="21.459cm" svg:x2="21.242cm" svg:y2="21.459cm" draw:start-shape="id50" draw:start-glue-point="1" draw:end-shape="id61" draw:end-glue-point="3" svg:d="M16973 21459h4269" svg:viewBox="0 0 4270 1">
          <text:p/>
        </draw:connector>
        <draw:frame draw:style-name="gr46" draw:text-style-name="P6" draw:layer="layout" svg:width="3.177cm" svg:height="0.962cm" svg:x="7.558cm" svg:y="6.842cm">
          <draw:text-box>
            <text:p>Based on</text:p>
          </draw:text-box>
        </draw:frame>
        <draw:frame draw:style-name="gr46" draw:text-style-name="P6" draw:layer="layout" svg:width="3.177cm" svg:height="0.962cm" svg:x="7.559cm" svg:y="11.242cm">
          <draw:text-box>
            <text:p>Based on</text:p>
          </draw:text-box>
        </draw:frame>
        <draw:frame draw:style-name="gr46" draw:text-style-name="P6" draw:layer="layout" svg:width="3.177cm" svg:height="0.962cm" svg:x="7.56cm" svg:y="15.792cm">
          <draw:text-box>
            <text:p>Based on</text:p>
          </draw:text-box>
        </draw:frame>
        <draw:frame draw:style-name="gr46" draw:text-style-name="P6" draw:layer="layout" svg:width="3.177cm" svg:height="0.962cm" svg:x="7.561cm" svg:y="20.242cm">
          <draw:text-box>
            <text:p>Based on</text:p>
          </draw:text-box>
        </draw:frame>
        <draw:frame draw:style-name="gr47" draw:text-style-name="P6" draw:layer="layout" svg:width="2.898cm" svg:height="0.962cm" svg:x="17.562cm" svg:y="20.242cm">
          <draw:text-box>
            <text:p>Used for</text:p>
          </draw:text-box>
        </draw:frame>
        <draw:frame draw:style-name="gr47" draw:text-style-name="P6" draw:layer="layout" svg:width="2.898cm" svg:height="0.962cm" svg:x="17.562cm" svg:y="15.792cm">
          <draw:text-box>
            <text:p>Used for</text:p>
          </draw:text-box>
        </draw:frame>
        <draw:frame draw:style-name="gr47" draw:text-style-name="P6" draw:layer="layout" svg:width="2.898cm" svg:height="0.962cm" svg:x="17.562cm" svg:y="11.242cm">
          <draw:text-box>
            <text:p>Used for</text:p>
          </draw:text-box>
        </draw:frame>
        <draw:frame draw:style-name="gr47" draw:text-style-name="P6" draw:layer="layout" svg:width="2.898cm" svg:height="0.962cm" svg:x="17.562cm" svg:y="6.842cm">
          <draw:text-box>
            <text:p>Used for</text:p>
          </draw:text-box>
        </draw:frame>
      </draw:page>
      <draw:page draw:name="page6" draw:style-name="dp1" draw:master-page-name="Default">
        <draw:custom-shape draw:style-name="gr48" draw:text-style-name="P20" xml:id="id69" draw:id="id69" draw:layer="layout" svg:width="5.732cm" svg:height="2.032cm" svg:x="1.127cm" svg:y="1.74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Number of<text:line-break/>applica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8" draw:id="id68" draw:layer="layout" svg:width="5.732cm" svg:height="2.032cm" svg:x="11.128cm" svg:y="1.74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Application<text:line-break/>compositio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0" xml:id="id70" draw:id="id70" draw:layer="layout" svg:width="6.431cm" svg:height="3.635cm" svg:x="21.129cm" svg:y="0.94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Systems developed<text:line-break/>using dynamic<text:line-break/>languages, DB<text:line-break/>programming etc.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7" draw:id="id67" draw:layer="layout" svg:width="5.732cm" svg:height="2.032cm" svg:x="1.128cm" svg:y="6.14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Number of<text:line-break/>func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6" draw:id="id66" draw:layer="layout" svg:width="5.732cm" svg:height="2.032cm" svg:x="11.129cm" svg:y="6.14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Early desig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0" xml:id="id71" draw:id="id71" draw:layer="layout" svg:width="6.431cm" svg:height="3.635cm" svg:x="21.13cm" svg:y="5.34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Initial effort<text:line-break/>estimation based on<text:line-break/>system requirements<text:line-break/>and design opt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0" xml:id="id65" draw:id="id65" draw:layer="layout" svg:width="5.732cm" svg:height="2.454cm" svg:x="1.129cm" svg:y="10.43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Number of lines of<text:line-break/>code reused or<text:line-break/>generate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4" draw:id="id64" draw:layer="layout" svg:width="5.732cm" svg:height="2.032cm" svg:x="11.13cm" svg:y="10.64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Reuse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0" xml:id="id72" draw:id="id72" draw:layer="layout" svg:width="6.431cm" svg:height="3.635cm" svg:x="21.131cm" svg:y="9.84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Effort to integrate<text:line-break/>reusable components<text:line-break/>or automatically<text:line-break/>generated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3" draw:id="id63" draw:layer="layout" svg:width="5.732cm" svg:height="2.032cm" svg:x="1.13cm" svg:y="15.0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Number of lines of<text:line-break/>source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xml:id="id62" draw:id="id62" draw:layer="layout" svg:width="5.732cm" svg:height="2.032cm" svg:x="11.131cm" svg:y="15.0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Post-architecture<text:line-break/>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xml:id="id73" draw:id="id73" draw:layer="layout" svg:width="6.431cm" svg:height="2.694cm" svg:x="21.132cm" svg:y="14.68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Development effort<text:line-break/>based on system<text:line-break/>design 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21" draw:layer="layout" draw:type="line" svg:x1="11.131cm" svg:y1="16.036cm" svg:x2="6.862cm" svg:y2="16.036cm" draw:start-shape="id62" draw:start-glue-point="3" draw:end-shape="id63" draw:end-glue-point="1" svg:d="M11131 16036h-4269" svg:viewBox="0 0 4270 1">
          <text:p/>
        </draw:connector>
        <draw:connector draw:style-name="gr52" draw:text-style-name="P21" draw:layer="layout" draw:type="line" svg:x1="11.13cm" svg:y1="11.665cm" svg:x2="6.861cm" svg:y2="11.665cm" draw:start-shape="id64" draw:start-glue-point="3" draw:end-shape="id65" draw:end-glue-point="1" svg:d="M11130 11665h-4269" svg:viewBox="0 0 4270 1">
          <text:p/>
        </draw:connector>
        <draw:connector draw:style-name="gr52" draw:text-style-name="P21" draw:layer="layout" draw:type="line" svg:x1="11.129cm" svg:y1="7.165cm" svg:x2="6.86cm" svg:y2="7.165cm" draw:start-shape="id66" draw:start-glue-point="3" draw:end-shape="id67" draw:end-glue-point="1" svg:d="M11129 7165h-4269" svg:viewBox="0 0 4270 1">
          <text:p/>
        </draw:connector>
        <draw:connector draw:style-name="gr52" draw:text-style-name="P21" draw:layer="layout" draw:type="line" svg:x1="11.128cm" svg:y1="2.765cm" svg:x2="6.859cm" svg:y2="2.765cm" draw:start-shape="id68" draw:start-glue-point="3" draw:end-shape="id69" draw:end-glue-point="1" svg:d="M11128 2765h-4269" svg:viewBox="0 0 4270 1">
          <text:p/>
        </draw:connector>
        <draw:connector draw:style-name="gr52" draw:text-style-name="P21" draw:layer="layout" draw:type="line" svg:x1="16.86cm" svg:y1="2.765cm" svg:x2="21.129cm" svg:y2="2.765cm" draw:start-shape="id68" draw:start-glue-point="1" draw:end-shape="id70" draw:end-glue-point="3" svg:d="M16860 2765h4269" svg:viewBox="0 0 4270 1">
          <text:p/>
        </draw:connector>
        <draw:connector draw:style-name="gr52" draw:text-style-name="P21" draw:layer="layout" draw:type="line" svg:x1="16.861cm" svg:y1="7.165cm" svg:x2="21.13cm" svg:y2="7.165cm" draw:start-shape="id66" draw:start-glue-point="1" draw:end-shape="id71" svg:d="M16861 7165h4269" svg:viewBox="0 0 4270 1">
          <text:p/>
        </draw:connector>
        <draw:connector draw:style-name="gr52" draw:text-style-name="P21" draw:layer="layout" draw:type="line" svg:x1="16.862cm" svg:y1="11.665cm" svg:x2="21.131cm" svg:y2="11.665cm" draw:start-shape="id64" draw:start-glue-point="1" draw:end-shape="id72" draw:end-glue-point="3" svg:d="M16862 11665h4269" svg:viewBox="0 0 4270 1">
          <text:p/>
        </draw:connector>
        <draw:connector draw:style-name="gr52" draw:text-style-name="P21" draw:layer="layout" draw:type="line" svg:x1="16.863cm" svg:y1="16.036cm" svg:x2="21.132cm" svg:y2="16.036cm" draw:start-shape="id62" draw:start-glue-point="1" draw:end-shape="id73" draw:end-glue-point="3" svg:d="M16863 16036h4269" svg:viewBox="0 0 4270 1">
          <text:p/>
        </draw:connector>
        <draw:frame draw:style-name="gr46" draw:text-style-name="P23" draw:layer="layout" svg:width="3.177cm" svg:height="0.996cm" svg:x="7.448cm" svg:y="1.419cm">
          <draw:text-box>
            <text:p text:style-name="P22">Based on</text:p>
          </draw:text-box>
        </draw:frame>
        <draw:frame draw:style-name="gr46" draw:text-style-name="P23" draw:layer="layout" svg:width="3.177cm" svg:height="0.996cm" svg:x="7.449cm" svg:y="5.819cm">
          <draw:text-box>
            <text:p text:style-name="P22">Based on</text:p>
          </draw:text-box>
        </draw:frame>
        <draw:frame draw:style-name="gr46" draw:text-style-name="P23" draw:layer="layout" svg:width="3.177cm" svg:height="0.996cm" svg:x="7.45cm" svg:y="10.369cm">
          <draw:text-box>
            <text:p text:style-name="P22">Based on</text:p>
          </draw:text-box>
        </draw:frame>
        <draw:frame draw:style-name="gr46" draw:text-style-name="P23" draw:layer="layout" svg:width="3.177cm" svg:height="0.996cm" svg:x="7.451cm" svg:y="14.819cm">
          <draw:text-box>
            <text:p text:style-name="P22">Based on</text:p>
          </draw:text-box>
        </draw:frame>
        <draw:frame draw:style-name="gr47" draw:text-style-name="P23" draw:layer="layout" svg:width="2.898cm" svg:height="0.996cm" svg:x="17.452cm" svg:y="14.819cm">
          <draw:text-box>
            <text:p text:style-name="P22">Used for</text:p>
          </draw:text-box>
        </draw:frame>
        <draw:frame draw:style-name="gr47" draw:text-style-name="P23" draw:layer="layout" svg:width="2.898cm" svg:height="0.996cm" svg:x="17.452cm" svg:y="10.369cm">
          <draw:text-box>
            <text:p text:style-name="P22">Used for</text:p>
          </draw:text-box>
        </draw:frame>
        <draw:frame draw:style-name="gr47" draw:text-style-name="P23" draw:layer="layout" svg:width="2.898cm" svg:height="0.996cm" svg:x="17.452cm" svg:y="5.819cm">
          <draw:text-box>
            <text:p text:style-name="P22">Used for</text:p>
          </draw:text-box>
        </draw:frame>
        <draw:frame draw:style-name="gr47" draw:text-style-name="P23" draw:layer="layout" svg:width="2.898cm" svg:height="0.996cm" svg:x="17.452cm" svg:y="1.419cm">
          <draw:text-box>
            <text:p text:style-name="P22">Used for</text:p>
          </draw:text-box>
        </draw:frame>
        <draw:custom-shape draw:style-name="gr53" draw:text-style-name="P20" xml:id="id74" draw:id="id74" draw:layer="layout" svg:width="5.08cm" svg:height="2.032cm" svg:x="-2.175cm" svg:y="21.4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Story<text:line-break/>identific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xml:id="id75" draw:id="id75" draw:layer="layout" svg:width="5.08cm" svg:height="2.032cm" svg:x="3.826cm" svg:y="21.444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Initial<text:line-break/>estim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xml:id="id76" draw:id="id76" draw:layer="layout" svg:width="5.08cm" svg:height="2.032cm" svg:x="9.827cm" svg:y="21.445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Release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xml:id="id77" draw:id="id77" draw:layer="layout" svg:width="5.08cm" svg:height="2.032cm" svg:x="15.828cm" svg:y="21.446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Iteration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xml:id="id78" draw:id="id78" draw:layer="layout" svg:width="5.08cm" svg:height="2.032cm" svg:x="21.829cm" svg:y="21.44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9">Task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21" draw:layer="layout" draw:type="line" svg:x1="2.905cm" svg:y1="22.459cm" svg:x2="3.826cm" svg:y2="22.46cm" draw:start-shape="id74" draw:start-glue-point="1" draw:end-shape="id75" draw:end-glue-point="3" svg:d="M2905 22459l921 1" svg:viewBox="0 0 922 2">
          <text:p/>
        </draw:connector>
        <draw:connector draw:style-name="gr52" draw:text-style-name="P21" draw:layer="layout" draw:type="line" svg:x1="8.906cm" svg:y1="22.46cm" svg:x2="9.827cm" svg:y2="22.461cm" draw:start-shape="id75" draw:start-glue-point="1" draw:end-shape="id76" draw:end-glue-point="3" svg:d="M8906 22460l921 1" svg:viewBox="0 0 922 2">
          <text:p/>
        </draw:connector>
        <draw:connector draw:style-name="gr52" draw:text-style-name="P21" draw:layer="layout" draw:type="line" svg:x1="14.907cm" svg:y1="22.461cm" svg:x2="15.828cm" svg:y2="22.462cm" draw:start-shape="id76" draw:start-glue-point="1" draw:end-shape="id77" draw:end-glue-point="3" svg:d="M14907 22461l921 1" svg:viewBox="0 0 922 2">
          <text:p/>
        </draw:connector>
        <draw:connector draw:style-name="gr52" draw:text-style-name="P21" draw:layer="layout" draw:type="line" svg:x1="20.908cm" svg:y1="22.462cm" svg:x2="21.829cm" svg:y2="22.463cm" draw:start-shape="id77" draw:start-glue-point="1" draw:end-shape="id78" draw:end-glue-point="3" svg:d="M20908 22462l921 1" svg:viewBox="0 0 922 2">
          <text:p/>
        </draw:connector>
        <draw:connector draw:style-name="gr52" draw:text-style-name="P21" draw:layer="layout" draw:line-skew="0.548cm -0.476cm" svg:x1="26.909cm" svg:y1="22.463cm" svg:x2="18.368cm" svg:y2="21.446cm" draw:start-shape="id78" draw:start-glue-point="1" draw:end-shape="id77" draw:end-glue-point="0" svg:d="M26909 22463h1090v-2034h-9631v1017" svg:viewBox="0 0 9632 2035">
          <text:p/>
        </draw:connector>
      </draw:page>
      <draw:page draw:name="page7" draw:style-name="dp1" draw:master-page-name="Default">
        <draw:line draw:style-name="gr54" draw:text-style-name="P3" draw:layer="layout" svg:x1="4.81cm" svg:y1="1.413cm" svg:x2="4.81cm" svg:y2="11.319cm">
          <text:p/>
        </draw:line>
        <draw:line draw:style-name="gr54" draw:text-style-name="P24" draw:layer="layout" svg:x1="4.857cm" svg:y1="6.366cm" svg:x2="18.653cm" svg:y2="6.366cm">
          <text:p/>
        </draw:line>
        <draw:path draw:style-name="gr55" draw:text-style-name="P3" draw:layer="layout" svg:width="13.29cm" svg:height="6.285cm" draw:transform="rotate (-0.785398163397448) translate (9.25499999999998cm -3.03199999999999cm)" svg:viewBox="0 0 13291 6286" svg:d="M0 6286c6645 0 13291-6286 13291-6286">
          <text:p/>
        </draw:path>
        <draw:path draw:style-name="gr55" draw:text-style-name="P3" draw:layer="layout" svg:width="13.29cm" svg:height="6.285cm" draw:transform="skewX (8.91770117534979E-017) rotate (-2.35619449019235) translate (18.654cm 6.366cm)" svg:viewBox="0 0 13291 6286" svg:d="M13291 6286c-6646 0-13291-6286-13291-6286">
          <text:p/>
        </draw:path>
        <draw:frame draw:style-name="gr56" draw:text-style-name="P26" draw:layer="layout" svg:width="1.027cm" svg:height="0.806cm" svg:x="3.797cm" svg:y="3.582cm">
          <draw:text-box>
            <text:p text:style-name="P25">2x</text:p>
          </draw:text-box>
        </draw:frame>
        <draw:frame draw:style-name="gr56" draw:text-style-name="P26" draw:layer="layout" svg:width="0.752cm" svg:height="0.806cm" svg:x="3.998cm" svg:y="5.982cm">
          <draw:text-box>
            <text:p text:style-name="P25">x</text:p>
          </draw:text-box>
        </draw:frame>
        <draw:frame draw:style-name="gr56" draw:text-style-name="P26" draw:layer="layout" svg:width="1.442cm" svg:height="0.806cm" svg:x="3.337cm" svg:y="8.282cm">
          <draw:text-box>
            <text:p text:style-name="P25">0.5x</text:p>
          </draw:text-box>
        </draw:frame>
        <draw:frame draw:style-name="gr57" draw:text-style-name="P28" draw:layer="layout" svg:width="2.712cm" svg:height="0.725cm" svg:x="4.765cm" svg:y="6.393cm">
          <draw:text-box>
            <text:p text:style-name="P27">Feasibility</text:p>
          </draw:text-box>
        </draw:frame>
        <draw:frame draw:style-name="gr58" draw:text-style-name="P28" draw:layer="layout" svg:width="3.179cm" svg:height="0.725cm" svg:x="6.965cm" svg:y="6.393cm">
          <draw:text-box>
            <text:p text:style-name="P27">Requirements</text:p>
          </draw:text-box>
        </draw:frame>
        <draw:frame draw:style-name="gr58" draw:text-style-name="P28" draw:layer="layout" svg:width="1.929cm" svg:height="0.725cm" svg:x="10.366cm" svg:y="6.394cm">
          <draw:text-box>
            <text:p text:style-name="P27">Design</text:p>
          </draw:text-box>
        </draw:frame>
        <draw:frame draw:style-name="gr58" draw:text-style-name="P28" draw:layer="layout" svg:width="1.587cm" svg:height="0.725cm" svg:x="12.667cm" svg:y="6.395cm">
          <draw:text-box>
            <text:p text:style-name="P27">Code</text:p>
          </draw:text-box>
        </draw:frame>
        <draw:frame draw:style-name="gr59" draw:text-style-name="P28" draw:layer="layout" svg:width="2.055cm" svg:height="0.732cm" svg:x="17.568cm" svg:y="6.396cm">
          <draw:text-box>
            <text:p text:style-name="P27">Delivery</text:p>
          </draw:text-box>
        </draw:frame>
        <draw:line draw:style-name="gr54" draw:text-style-name="P24" draw:layer="layout" svg:x1="5.826cm" svg:y1="6.366cm" svg:x2="5.826cm" svg:y2="6.112cm">
          <text:p/>
        </draw:line>
        <draw:line draw:style-name="gr54" draw:text-style-name="P24" draw:layer="layout" svg:x1="8.526cm" svg:y1="6.366cm" svg:x2="8.526cm" svg:y2="6.112cm">
          <text:p/>
        </draw:line>
        <draw:line draw:style-name="gr54" draw:text-style-name="P24" draw:layer="layout" svg:x1="11.326cm" svg:y1="6.366cm" svg:x2="11.326cm" svg:y2="6.112cm">
          <text:p/>
        </draw:line>
        <draw:line draw:style-name="gr54" draw:text-style-name="P24" draw:layer="layout" svg:x1="13.426cm" svg:y1="6.366cm" svg:x2="13.426cm" svg:y2="6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5T08:59:28.921736211</meta:creation-date>
    <meta:generator>LibreOffice/7.2.5.2$Linux_X86_64 LibreOffice_project/20$Build-2</meta:generator>
    <dc:date>2022-01-31T01:43:13.349856470</dc:date>
    <meta:editing-duration>PT2H51M34S</meta:editing-duration>
    <meta:editing-cycles>6</meta:editing-cycles>
    <meta:document-statistic meta:object-count="197"/>
  </office:meta>
</office:document-meta>
</file>